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8.823cm"/>
    </style:style>
    <style:style style:name="co3" style:family="table-column">
      <style:table-column-properties fo:break-before="auto" style:column-width="8.587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1.165cm"/>
    </style:style>
    <style:style style:name="co6" style:family="table-column">
      <style:table-column-properties fo:break-before="auto" style:column-width="8.123cm"/>
    </style:style>
    <style:style style:name="co7" style:family="table-column">
      <style:table-column-properties fo:break-before="auto" style:column-width="7.68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ublic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ub_dat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excerpt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url_slug</text:p>
          </table:table-cell>
          <table:table-cell office:value-type="string" calcext:value-type="string">
            <text:p>paper_url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OARSI guidelines for the non-surgical management of knee, hip, and polyarticular osteoarthritis</text:p>
          </table:table-cell>
          <table:table-cell office:value-type="string" calcext:value-type="string">
            <text:p>Osteoarthritis and Cartilage</text:p>
          </table:table-cell>
          <table:table-cell/>
          <table:table-cell office:value-type="string" calcext:value-type="string">
            <text:p>Bannuru, R.R., Osani, M.C., Vaysbrot, E.E. and 18 more (...) (2019).OARSI guidelines for the non-surgical management of knee, hip, and polyarticular osteoarthritis. Osteoarthritis and Cartilage,27(11) 1578-1589</text:p>
          </table:table-cell>
          <table:table-cell office:value-type="string" calcext:value-type="string">
            <text:p>oarsi-guidelines</text:p>
          </table:table-cell>
          <table:table-cell office:value-type="string" calcext:value-type="string">
            <text:p>10.1016/j.joca.2019.06.01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ffectiveness of an internet-delivered exercise and pain-coping skills training intervention for persons with chronic knee pain: A randomized trial</text:p>
          </table:table-cell>
          <table:table-cell office:value-type="string" calcext:value-type="string">
            <text:p>Annals of Internal Medicine</text:p>
          </table:table-cell>
          <table:table-cell/>
          <table:table-cell office:value-type="string" calcext:value-type="string">
            <text:p>Bennell, K.L., Nelligan, R., Dobson, F. and 8 more (...) (2017).Effectiveness of an internet-delivered exercise and pain-coping skills training intervention for persons with chronic knee pain: A randomized trial. Annals of Internal Medicine,166(7) 453-462</text:p>
          </table:table-cell>
          <table:table-cell office:value-type="string" calcext:value-type="string">
            <text:p>effectiveness-internet-delivered-exercise</text:p>
          </table:table-cell>
          <table:table-cell office:value-type="string" calcext:value-type="string">
            <text:p>10.7326/M16-17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hysical activity and exercise therapy benefit more than just symptoms and impairments in people with hip and knee osteoarthritis</text:p>
          </table:table-cell>
          <table:table-cell office:value-type="string" calcext:value-type="string">
            <text:p>Journal of Orthopaedic and Sports Physical Therapy</text:p>
          </table:table-cell>
          <table:table-cell/>
          <table:table-cell office:value-type="string" calcext:value-type="string">
            <text:p>Skou, S.T., Pedersen, B.K., Abbott, J.H. and 2 more (...) (2018).Physical activity and exercise therapy benefit more than just symptoms and impairments in people with hip and knee osteoarthritis. Journal of Orthopaedic and Sports Physical Therapy,48(6) 439-447</text:p>
          </table:table-cell>
          <table:table-cell office:value-type="string" calcext:value-type="string">
            <text:p>physical-activity-benefits-in-oa</text:p>
          </table:table-cell>
          <table:table-cell office:value-type="string" calcext:value-type="string">
            <text:p>10.2519/jospt.2018.787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upporting the Evaluation and Implementation of Musculoskeletal Models of Care: A Globally Informed Framework for Judging Readiness and Success</text:p>
          </table:table-cell>
          <table:table-cell office:value-type="string" calcext:value-type="string">
            <text:p>Arthritis Care and Research</text:p>
          </table:table-cell>
          <table:table-cell/>
          <table:table-cell office:value-type="string" calcext:value-type="string">
            <text:p>Briggs, A.M., Jordan, J.E., Jennings, M. and 5 more (...) (2017).Supporting the Evaluation and Implementation of Musculoskeletal Models of Care: A Globally Informed Framework for Judging Readiness and Success. Arthritis Care and Research,69(4) 567-577</text:p>
          </table:table-cell>
          <table:table-cell office:value-type="string" calcext:value-type="string">
            <text:p>evaluation-implementation-models-of-care</text:p>
          </table:table-cell>
          <table:table-cell office:value-type="string" calcext:value-type="string">
            <text:p>10.1002/acr.2294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ranslation, cross-cultural adaptation and psychometric properties of the Nepali versions of numerical pain rating scale and global rating of change</text:p>
          </table:table-cell>
          <table:table-cell office:value-type="string" calcext:value-type="string">
            <text:p>Health and Quality of Life Outcomes</text:p>
          </table:table-cell>
          <table:table-cell/>
          <table:table-cell office:value-type="string" calcext:value-type="string">
            <text:p>Sharma, S., Palanchoke, J., Reed, D. and 1 more (...) (2017).Translation, cross-cultural adaptation and psychometric properties of the Nepali versions of numerical pain rating scale and global rating of change. Health and Quality of Life Outcomes,15(1) </text:p>
          </table:table-cell>
          <table:table-cell office:value-type="string" calcext:value-type="string">
            <text:p>Nepali-adaptation-nprs-groc</text:p>
          </table:table-cell>
          <table:table-cell office:value-type="string" calcext:value-type="string">
            <text:p>10.1186/s12955-017-0812-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he quality-of-life burden of knee osteoarthritis in New Zealand adults: A model-based evaluation</text:p>
          </table:table-cell>
          <table:table-cell office:value-type="string" calcext:value-type="string">
            <text:p>PLoS ONE</text:p>
          </table:table-cell>
          <table:table-cell/>
          <table:table-cell office:value-type="string" calcext:value-type="string">
            <text:p>Abbott, J.H., Usiskin, I.M., Wilson, R. and 2 more (...) (2017).The quality-of-life burden of knee osteoarthritis in New Zealand adults: A model-based evaluation. PLoS ONE,12(10) </text:p>
          </table:table-cell>
          <table:table-cell office:value-type="string" calcext:value-type="string">
            <text:p>qol-burden-knee-oa</text:p>
          </table:table-cell>
          <table:table-cell office:value-type="string" calcext:value-type="string">
            <text:p>10.1371/journal.pone.01856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iving with osteoarthritis is a balancing act: An exploration of patients' beliefs about knee pain</text:p>
          </table:table-cell>
          <table:table-cell office:value-type="string" calcext:value-type="string">
            <text:p>BMC Rheumatology</text:p>
          </table:table-cell>
          <table:table-cell/>
          <table:table-cell office:value-type="string" calcext:value-type="string">
            <text:p>Darlow, B., Brown, M., Thompson, B. and 4 more (...) (2018).Living with osteoarthritis is a balancing act: An exploration of patients' beliefs about knee pain. BMC Rheumatology,2(1) </text:p>
          </table:table-cell>
          <table:table-cell office:value-type="string" calcext:value-type="string">
            <text:p>living-oa-balancing-act</text:p>
          </table:table-cell>
          <table:table-cell office:value-type="string" calcext:value-type="string">
            <text:p>10.1186/s41927-018-0023-x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he utility and validity of pain intensity rating scales for use in developing countries</text:p>
          </table:table-cell>
          <table:table-cell office:value-type="string" calcext:value-type="string">
            <text:p>Pain Reports</text:p>
          </table:table-cell>
          <table:table-cell/>
          <table:table-cell office:value-type="string" calcext:value-type="string">
            <text:p>Pathak, A., Sharma, S., Jensen, M.P. (2018).The utility and validity of pain intensity rating scales for use in developing countries. Pain Reports,3(5) </text:p>
          </table:table-cell>
          <table:table-cell office:value-type="string" calcext:value-type="string">
            <text:p>validity-pain-intensity-scales-developing-countries</text:p>
          </table:table-cell>
          <table:table-cell office:value-type="string" calcext:value-type="string">
            <text:p>10.1097/PR9.000000000000067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easurement properties of the Nepali version of the Connor Davidson resilience scales in individuals with chronic pain</text:p>
          </table:table-cell>
          <table:table-cell office:value-type="string" calcext:value-type="string">
            <text:p>Health and Quality of Life Outcomes</text:p>
          </table:table-cell>
          <table:table-cell/>
          <table:table-cell office:value-type="string" calcext:value-type="string">
            <text:p>Sharma, S., Pathak, A., Abbott, J.H. and 1 more (...) (2018).Measurement properties of the Nepali version of the Connor Davidson resilience scales in individuals with chronic pain. Health and Quality of Life Outcomes,16(1) </text:p>
          </table:table-cell>
          <table:table-cell office:value-type="string" calcext:value-type="string">
            <text:p>Measurement-properties-nepali-connor-davidson-scales</text:p>
          </table:table-cell>
          <table:table-cell office:value-type="string" calcext:value-type="string">
            <text:p>10.1186/s12955-018-0884-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ffects of internet-based pain coping skills training before home exercise for individuals with hip osteoarthritis (HOPE trial): A randomised controlled trial</text:p>
          </table:table-cell>
          <table:table-cell office:value-type="string" calcext:value-type="string">
            <text:p>Pain</text:p>
          </table:table-cell>
          <table:table-cell/>
          <table:table-cell office:value-type="string" calcext:value-type="string">
            <text:p>Bennell, K.L., Nelligan, R.K., Rini, C. and 11 more (...) (2018).Effects of internet-based pain coping skills training before home exercise for individuals with hip osteoarthritis (HOPE trial): A randomised controlled trial. Pain,159(9) 1833-1842</text:p>
          </table:table-cell>
          <table:table-cell office:value-type="string" calcext:value-type="string">
            <text:p>Effect-internet-based-pain-coping-training</text:p>
          </table:table-cell>
          <table:table-cell office:value-type="string" calcext:value-type="string">
            <text:p>10.1097/j.pain.000000000000128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ge, period and cohort effects on body mass index in New Zealand, 1997–2038</text:p>
          </table:table-cell>
          <table:table-cell office:value-type="string" calcext:value-type="string">
            <text:p>Australian and New Zealand Journal of Public Health</text:p>
          </table:table-cell>
          <table:table-cell/>
          <table:table-cell office:value-type="string" calcext:value-type="string">
            <text:p>Wilson, R., Abbott, J.H. (2018).Age, period and cohort effects on body mass index in New Zealand, 1997–2038. Australian and New Zealand Journal of Public Health,42(4) 396-402</text:p>
          </table:table-cell>
          <table:table-cell office:value-type="string" calcext:value-type="string">
            <text:p>Apc-effects-bmi-nz</text:p>
          </table:table-cell>
          <table:table-cell office:value-type="string" calcext:value-type="string">
            <text:p>10.1111/1753-6405.1280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ncremental clinical effectiveness and cost effectiveness of providing supervised physiotherapy in addition to usual medical care in patients with osteoarthritis of the hip or knee: 2-year results of the MOA randomised controlled trial</text:p>
          </table:table-cell>
          <table:table-cell office:value-type="string" calcext:value-type="string">
            <text:p>Osteoarthritis and Cartilage</text:p>
          </table:table-cell>
          <table:table-cell/>
          <table:table-cell office:value-type="string" calcext:value-type="string">
            <text:p>Abbott, J.H., Wilson, R., Pinto, D. and 3 more (...) (2019).Incremental clinical effectiveness and cost effectiveness of providing supervised physiotherapy in addition to usual medical care in patients with osteoarthritis of the hip or knee: 2-year results of the MOA randomised controlled trial. Osteoarthritis and Cartilage,27(3) 424-434</text:p>
          </table:table-cell>
          <table:table-cell office:value-type="string" calcext:value-type="string">
            <text:p>moa-trial-2-year-cost-effectiveness</text:p>
          </table:table-cell>
          <table:table-cell office:value-type="string" calcext:value-type="string">
            <text:p>10.1016/j.joca.2018.12.0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he Joint Clinic: Managing Excess Demand for Hip and Knee Osteoarthritis Referrals Using a New Physiotherapy-Led Outpatient Service</text:p>
          </table:table-cell>
          <table:table-cell office:value-type="string" calcext:value-type="string">
            <text:p>Journal of Arthroplasty</text:p>
          </table:table-cell>
          <table:table-cell/>
          <table:table-cell office:value-type="string" calcext:value-type="string">
            <text:p>Gwynne-Jones, D.P., Hutton, L.R., Stout, K.M. and 1 more (...) (2018).The Joint Clinic: Managing Excess Demand for Hip and Knee Osteoarthritis Referrals Using a New Physiotherapy-Led Outpatient Service. Journal of Arthroplasty,33(4) 983-987</text:p>
          </table:table-cell>
          <table:table-cell office:value-type="string" calcext:value-type="string">
            <text:p>Joint-clinic</text:p>
          </table:table-cell>
          <table:table-cell office:value-type="string" calcext:value-type="string">
            <text:p>10.1016/j.arth.2017.11.03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ross-cultural adaptation and validation of the Nepali translation of the patient-specific functional scale</text:p>
          </table:table-cell>
          <table:table-cell office:value-type="string" calcext:value-type="string">
            <text:p>Journal of Orthopaedic and Sports Physical Therapy</text:p>
          </table:table-cell>
          <table:table-cell/>
          <table:table-cell office:value-type="string" calcext:value-type="string">
            <text:p>Sharma, S., Palanchoke, J., Haxby Abbott, J. (2018).Cross-cultural adaptation and validation of the Nepali translation of the patient-specific functional scale. Journal of Orthopaedic and Sports Physical Therapy,48(8) 659-664</text:p>
          </table:table-cell>
          <table:table-cell office:value-type="string" calcext:value-type="string">
            <text:p>Adaptation-nepali-psfs</text:p>
          </table:table-cell>
          <table:table-cell office:value-type="string" calcext:value-type="string">
            <text:p>10.2519/jospt.2018.792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xercise, manual therapy, and booster sessions in knee osteoarthritis: Cost-effectiveness analysis from a multicenter randomized controlled trial</text:p>
          </table:table-cell>
          <table:table-cell office:value-type="string" calcext:value-type="string">
            <text:p>Physical Therapy</text:p>
          </table:table-cell>
          <table:table-cell/>
          <table:table-cell office:value-type="string" calcext:value-type="string">
            <text:p>Bove, A.M., Smith, K.J., Bise, C.G. and 5 more (...) (2018).Exercise, manual therapy, and booster sessions in knee osteoarthritis: Cost-effectiveness analysis from a multicenter randomized controlled trial. Physical Therapy,98(1) 16-27</text:p>
          </table:table-cell>
          <table:table-cell office:value-type="string" calcext:value-type="string">
            <text:p>Exercise-manual-therapy-booster-sessions-knee-oa</text:p>
          </table:table-cell>
          <table:table-cell office:value-type="string" calcext:value-type="string">
            <text:p>10.1093/ptj/pzx10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ross-cultural adaptation and measurement properties of the Nepali version of the DASH (disability of arm, shoulder and hand) in patients with shoulder pain</text:p>
          </table:table-cell>
          <table:table-cell office:value-type="string" calcext:value-type="string">
            <text:p>Health and Quality of Life Outcomes</text:p>
          </table:table-cell>
          <table:table-cell/>
          <table:table-cell office:value-type="string" calcext:value-type="string">
            <text:p>Kc, S., Sharma, S., Ginn, K. and 3 more (...) (2019).Cross-cultural adaptation and measurement properties of the Nepali version of the DASH (disability of arm, shoulder and hand) in patients with shoulder pain. Health and Quality of Life Outcomes,17(1) </text:p>
          </table:table-cell>
          <table:table-cell office:value-type="string" calcext:value-type="string">
            <text:p>Adaptation-nepali-dash</text:p>
          </table:table-cell>
          <table:table-cell office:value-type="string" calcext:value-type="string">
            <text:p>10.1186/s12955-019-1105-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Why clinicians should consider the role of culture in chronic pain</text:p>
          </table:table-cell>
          <table:table-cell office:value-type="string" calcext:value-type="string">
            <text:p>Brazilian Journal of Physical Therapy</text:p>
          </table:table-cell>
          <table:table-cell/>
          <table:table-cell office:value-type="string" calcext:value-type="string">
            <text:p>Sharma, S., Abbott, J.H., Jensen, M.P. (2018).Why clinicians should consider the role of culture in chronic pain. Brazilian Journal of Physical Therapy,22(5) 345-346</text:p>
          </table:table-cell>
          <table:table-cell office:value-type="string" calcext:value-type="string">
            <text:p>Culture-chronic-pain</text:p>
          </table:table-cell>
          <table:table-cell office:value-type="string" calcext:value-type="string">
            <text:p>10.1016/j.bjpt.2018.07.00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ubgrouping and TargetEd Exercise pRogrammes for knee and hip OsteoArthritis (STEER OA): A systematic review update and individual participant data meta-analysis protocol</text:p>
          </table:table-cell>
          <table:table-cell office:value-type="string" calcext:value-type="string">
            <text:p>BMJ Open</text:p>
          </table:table-cell>
          <table:table-cell/>
          <table:table-cell office:value-type="string" calcext:value-type="string">
            <text:p>Holden, M.A., Burke, D.L., Runhaar, J. and 34 more (...) (2017).Subgrouping and TargetEd Exercise pRogrammes for knee and hip OsteoArthritis (STEER OA): A systematic review update and individual participant data meta-analysis protocol. BMJ Open,7(12) </text:p>
          </table:table-cell>
          <table:table-cell office:value-type="string" calcext:value-type="string">
            <text:p>Steer-oa-protocol</text:p>
          </table:table-cell>
          <table:table-cell office:value-type="string" calcext:value-type="string">
            <text:p>10.1136/bmjopen-2017-0189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ain education for patients with non-specific low back pain in Nepal: Protocol of a feasibility randomised clinical trial (PEN-LBP Trial)</text:p>
          </table:table-cell>
          <table:table-cell office:value-type="string" calcext:value-type="string">
            <text:p>BMJ Open</text:p>
          </table:table-cell>
          <table:table-cell/>
          <table:table-cell office:value-type="string" calcext:value-type="string">
            <text:p>Sharma, S., Jensen, M.P., Moseley, G.L. and 1 more (...) (2018).Pain education for patients with non-specific low back pain in Nepal: Protocol of a feasibility randomised clinical trial (PEN-LBP Trial). BMJ Open,8(8) </text:p>
          </table:table-cell>
          <table:table-cell office:value-type="string" calcext:value-type="string">
            <text:p>Pain-education-lbp-nepal-protocol</text:p>
          </table:table-cell>
          <table:table-cell office:value-type="string" calcext:value-type="string">
            <text:p>10.1136/bmjopen-2018-02242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Group differences between countries and between languages in pain-related beliefs, coping, and catastrophizing in chronic pain: A systematic review</text:p>
          </table:table-cell>
          <table:table-cell office:value-type="string" calcext:value-type="string">
            <text:p>Pain Medicine (United States)</text:p>
          </table:table-cell>
          <table:table-cell/>
          <table:table-cell office:value-type="string" calcext:value-type="string">
            <text:p>Sharma, S., Ferreira-Valente, A., Williams, A.C.D.C. and 3 more (...) (2020).Group differences between countries and between languages in pain-related beliefs, coping, and catastrophizing in chronic pain: A systematic review. Pain Medicine (United States),21(9) 1847-1862</text:p>
          </table:table-cell>
          <table:table-cell office:value-type="string" calcext:value-type="string">
            <text:p>Group-differences-pain-related-beliefs</text:p>
          </table:table-cell>
          <table:table-cell office:value-type="string" calcext:value-type="string">
            <text:p>10.1093/PM/PNZ3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linimetric properties of the nepali version of the pain Catastrophizing scale in individuals with chronic pain</text:p>
          </table:table-cell>
          <table:table-cell office:value-type="string" calcext:value-type="string">
            <text:p>Journal of Pain Research</text:p>
          </table:table-cell>
          <table:table-cell/>
          <table:table-cell office:value-type="string" calcext:value-type="string">
            <text:p>Sharma, S., Thibault, P., Abbott, J.H. and 1 more (...) (2018).Clinimetric properties of the nepali version of the pain Catastrophizing scale in individuals with chronic pain. Journal of Pain Research,11265-276</text:p>
          </table:table-cell>
          <table:table-cell office:value-type="string" calcext:value-type="string">
            <text:p>Properties-nepali-pain-catastrophizing-scale</text:p>
          </table:table-cell>
          <table:table-cell office:value-type="string" calcext:value-type="string">
            <text:p>10.2147/JPR.S15306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oes Religiosity/Spirituality Play a Role in Function, Pain-Related Beliefs, and Coping in Patients with Chronic Pain? A Systematic Review</text:p>
          </table:table-cell>
          <table:table-cell office:value-type="string" calcext:value-type="string">
            <text:p>Journal of Religion and Health</text:p>
          </table:table-cell>
          <table:table-cell/>
          <table:table-cell office:value-type="string" calcext:value-type="string">
            <text:p>Ferreira-Valente, A., Sharmam, S., Torres, S. and 4 more (...) (2019).Does Religiosity/Spirituality Play a Role in Function, Pain-Related Beliefs, and Coping in Patients with Chronic Pain? A Systematic Review. Journal of Religion and Health,</text:p>
          </table:table-cell>
          <table:table-cell office:value-type="string" calcext:value-type="string">
            <text:p>Religiosity-function-pain-coping</text:p>
          </table:table-cell>
          <table:table-cell office:value-type="string" calcext:value-type="string">
            <text:p>10.1007/s10943-019-00914-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Results of a feasibility randomised clinical trial on pain education for low back pain in Nepal: The Pain Education in Nepal-Low Back Pain (PEN-LBP) feasibility trial</text:p>
          </table:table-cell>
          <table:table-cell office:value-type="string" calcext:value-type="string">
            <text:p>BMJ Open</text:p>
          </table:table-cell>
          <table:table-cell/>
          <table:table-cell office:value-type="string" calcext:value-type="string">
            <text:p>Sharma, S., Jensen, M.P., Moseley, G.L. and 1 more (...) (2019).Results of a feasibility randomised clinical trial on pain education for low back pain in Nepal: The Pain Education in Nepal-Low Back Pain (PEN-LBP) feasibility trial. BMJ Open,9(3) </text:p>
          </table:table-cell>
          <table:table-cell office:value-type="string" calcext:value-type="string">
            <text:p>Feasibility-rct-pain-education-nepal</text:p>
          </table:table-cell>
          <table:table-cell office:value-type="string" calcext:value-type="string">
            <text:p>10.1136/bmjopen-2018-02687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ample size estimation for cluster randomized controlled trials</text:p>
          </table:table-cell>
          <table:table-cell office:value-type="string" calcext:value-type="string">
            <text:p>Musculoskeletal Science and Practice</text:p>
          </table:table-cell>
          <table:table-cell/>
          <table:table-cell office:value-type="string" calcext:value-type="string">
            <text:p>Ribeiro, D.C., Milosavljevic, S., Abbott, J.H. (2018).Sample size estimation for cluster randomized controlled trials. Musculoskeletal Science and Practice,34108-111</text:p>
          </table:table-cell>
          <table:table-cell office:value-type="string" calcext:value-type="string">
            <text:p>Sample-size-estimation-cluster-rct</text:p>
          </table:table-cell>
          <table:table-cell office:value-type="string" calcext:value-type="string">
            <text:p>10.1016/j.msksp.2017.10.00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he Surgeon's Role in the Opioid Crisis: A Narrative Review and Call to Action</text:p>
          </table:table-cell>
          <table:table-cell office:value-type="string" calcext:value-type="string">
            <text:p>Frontiers in Surgery</text:p>
          </table:table-cell>
          <table:table-cell/>
          <table:table-cell office:value-type="string" calcext:value-type="string">
            <text:p>Shadbolt, C., Abbott, J.H., Camacho, X. and 9 more (...) (2020).The Surgeon's Role in the Opioid Crisis: A Narrative Review and Call to Action. Frontiers in Surgery,7</text:p>
          </table:table-cell>
          <table:table-cell office:value-type="string" calcext:value-type="string">
            <text:p>Surgeons-role-opioid-crisis</text:p>
          </table:table-cell>
          <table:table-cell office:value-type="string" calcext:value-type="string">
            <text:p>10.3389/fsurg.2020.000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Radiographic knee osteoarthritis impacts multiple dimensions of health-related quality of life: Data from the Osteoarthritis Initiative</text:p>
          </table:table-cell>
          <table:table-cell office:value-type="string" calcext:value-type="string">
            <text:p>Rheumatology (United Kingdom)</text:p>
          </table:table-cell>
          <table:table-cell/>
          <table:table-cell office:value-type="string" calcext:value-type="string">
            <text:p>Wilson, R., Blakely, T., Haxby Abbott, J. (2018).Radiographic knee osteoarthritis impacts multiple dimensions of health-related quality of life: Data from the Osteoarthritis Initiative. Rheumatology (United Kingdom),57(5) 891-899</text:p>
          </table:table-cell>
          <table:table-cell office:value-type="string" calcext:value-type="string">
            <text:p>Oa-impacts-multiple-dimensions-hrqol</text:p>
          </table:table-cell>
          <table:table-cell office:value-type="string" calcext:value-type="string">
            <text:p>10.1093/RHEUMATOLOGY/KEY00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Outcomes and Factors Influencing Response to an Individualized Multidisciplinary Chronic Disease Management Program for Hip and Knee Osteoarthritis</text:p>
          </table:table-cell>
          <table:table-cell office:value-type="string" calcext:value-type="string">
            <text:p>Journal of Arthroplasty</text:p>
          </table:table-cell>
          <table:table-cell/>
          <table:table-cell office:value-type="string" calcext:value-type="string">
            <text:p>Gwynne-Jones, D.P., Gray, A.R., Hutton, L.R. and 2 more (...) (2018).Outcomes and Factors Influencing Response to an Individualized Multidisciplinary Chronic Disease Management Program for Hip and Knee Osteoarthritis. Journal of Arthroplasty,33(9) 2780-2786</text:p>
          </table:table-cell>
          <table:table-cell office:value-type="string" calcext:value-type="string">
            <text:p>Responses-individualised-management-oa</text:p>
          </table:table-cell>
          <table:table-cell office:value-type="string" calcext:value-type="string">
            <text:p>10.1016/j.arth.2018.04.01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elivering the right care to people with low back pain in low- and middle-income countries: The case of Nepal</text:p>
          </table:table-cell>
          <table:table-cell office:value-type="string" calcext:value-type="string">
            <text:p>Journal of Global Health</text:p>
          </table:table-cell>
          <table:table-cell/>
          <table:table-cell office:value-type="string" calcext:value-type="string">
            <text:p>Sharma, S., Traeger, A.C., Mishra, S.R. and 2 more (...) (2019).Delivering the right care to people with low back pain in low- and middle-income countries: The case of Nepal. Journal of Global Health,9(1) </text:p>
          </table:table-cell>
          <table:table-cell office:value-type="string" calcext:value-type="string">
            <text:p>Delivering-right-care-lbp-nepal</text:p>
          </table:table-cell>
          <table:table-cell office:value-type="string" calcext:value-type="string">
            <text:p>10.7189/jogh.09.01030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he fear reduction exercised early (free) approach to management of low back pain in general practice: A pragmatic cluster-randomised controlled trial</text:p>
          </table:table-cell>
          <table:table-cell office:value-type="string" calcext:value-type="string">
            <text:p>PLoS Medicine</text:p>
          </table:table-cell>
          <table:table-cell/>
          <table:table-cell office:value-type="string" calcext:value-type="string">
            <text:p>Darlow, B., Stanley, J., Dean, S. and 5 more (...) (2019).The fear reduction exercised early (free) approach to management of low back pain in general practice: A pragmatic cluster-randomised controlled trial. PLoS Medicine,16(9) </text:p>
          </table:table-cell>
          <table:table-cell office:value-type="string" calcext:value-type="string">
            <text:p>Free-rct</text:p>
          </table:table-cell>
          <table:table-cell office:value-type="string" calcext:value-type="string">
            <text:p>10.1371/JOURNAL.PMED.100289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mplementation of a 'Joint Clinic' to resolve unmet need for orthopaedic services in patients with hip and knee osteoarthritis: A program evaluation</text:p>
          </table:table-cell>
          <table:table-cell office:value-type="string" calcext:value-type="string">
            <text:p>BMC Musculoskeletal Disorders</text:p>
          </table:table-cell>
          <table:table-cell/>
          <table:table-cell office:value-type="string" calcext:value-type="string">
            <text:p>Abbott, J.H., Ward, A.L., Crane, C. and 7 more (...) (2019).Implementation of a 'Joint Clinic' to resolve unmet need for orthopaedic services in patients with hip and knee osteoarthritis: A program evaluation. BMC Musculoskeletal Disorders,20(1) </text:p>
          </table:table-cell>
          <table:table-cell office:value-type="string" calcext:value-type="string">
            <text:p>Joint-clinic-program-evaluation</text:p>
          </table:table-cell>
          <table:table-cell office:value-type="string" calcext:value-type="string">
            <text:p>10.1186/s12891-019-2702-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Health system strengthening is needed to respond to the burden of pain in low-and middle-income countries and to support healthy ageing</text:p>
          </table:table-cell>
          <table:table-cell office:value-type="string" calcext:value-type="string">
            <text:p>Journal of Global Health</text:p>
          </table:table-cell>
          <table:table-cell/>
          <table:table-cell office:value-type="string" calcext:value-type="string">
            <text:p>Sharma, S., Blyth, F.M., Mishra, S.R. and 1 more (...) (2019).Health system strengthening is needed to respond to the burden of pain in low-and middle-income countries and to support healthy ageing. Journal of Global Health,9(2) </text:p>
          </table:table-cell>
          <table:table-cell office:value-type="string" calcext:value-type="string">
            <text:p>Health-system-strengthening-pain</text:p>
          </table:table-cell>
          <table:table-cell office:value-type="string" calcext:value-type="string">
            <text:p>10.7189/jogh.09.02031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he ShortMAC: Minimum Important Change of a Reduced Version of the Western Ontario and McMaster Universities Osteoarthritis Index</text:p>
          </table:table-cell>
          <table:table-cell office:value-type="string" calcext:value-type="string">
            <text:p>Journal of Orthopaedic and Sports Physical Therapy</text:p>
          </table:table-cell>
          <table:table-cell/>
          <table:table-cell office:value-type="string" calcext:value-type="string">
            <text:p>Haxby Abbott, J., Hobbs, C., Gwynne-Jones, D. (2018).The ShortMAC: Minimum Important Change of a Reduced Version of the Western Ontario and McMaster Universities Osteoarthritis Index. Journal of Orthopaedic and Sports Physical Therapy,48(2) 81-86</text:p>
          </table:table-cell>
          <table:table-cell office:value-type="string" calcext:value-type="string">
            <text:p>shortmac-mic</text:p>
          </table:table-cell>
          <table:table-cell office:value-type="string" calcext:value-type="string">
            <text:p>10.2519/jospt.2018.767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ffectiveness of a lumbopelvic monitor and feedback device to change postural behaviour: A protocol for the ELF cluster randomised controlled trial</text:p>
          </table:table-cell>
          <table:table-cell office:value-type="string" calcext:value-type="string">
            <text:p>BMJ Open</text:p>
          </table:table-cell>
          <table:table-cell/>
          <table:table-cell office:value-type="string" calcext:value-type="string">
            <text:p>Ribeiro, D.C., Milosavljevic, S., Abbott, J.H. (2017).Effectiveness of a lumbopelvic monitor and feedback device to change postural behaviour: A protocol for the ELF cluster randomised controlled trial. BMJ Open,7(1) </text:p>
          </table:table-cell>
          <table:table-cell office:value-type="string" calcext:value-type="string">
            <text:p>Elf-cluster-rct-protocol</text:p>
          </table:table-cell>
          <table:table-cell office:value-type="string" calcext:value-type="string">
            <text:p>10.1136/bmjopen-2016-01556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he Utility and Construct Validity of Four Measures of Pain Intensity: Results from a University-Based Study in Spain</text:p>
          </table:table-cell>
          <table:table-cell office:value-type="string" calcext:value-type="string">
            <text:p>Pain Medicine (United States)</text:p>
          </table:table-cell>
          <table:table-cell/>
          <table:table-cell office:value-type="string" calcext:value-type="string">
            <text:p>Jensen, M.P., Castarlenas, E., Roy, R. and 4 more (...) (2019).The Utility and Construct Validity of Four Measures of Pain Intensity: Results from a University-Based Study in Spain. Pain Medicine (United States),20(12) 2411-2420</text:p>
          </table:table-cell>
          <table:table-cell office:value-type="string" calcext:value-type="string">
            <text:p>Validity-pain-inensity-measures-spain</text:p>
          </table:table-cell>
          <table:table-cell office:value-type="string" calcext:value-type="string">
            <text:p>10.1093/pm/pny31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epali translation, cross-cultural adaptation and measurement properties of the Shoulder Pain and Disability Index (SPADI)</text:p>
          </table:table-cell>
          <table:table-cell office:value-type="string" calcext:value-type="string">
            <text:p>Journal of Orthopaedic Surgery and Research</text:p>
          </table:table-cell>
          <table:table-cell/>
          <table:table-cell office:value-type="string" calcext:value-type="string">
            <text:p>Kc, S., Sharma, S., Ginn, K. and 2 more (...) (2019).Nepali translation, cross-cultural adaptation and measurement properties of the Shoulder Pain and Disability Index (SPADI). Journal of Orthopaedic Surgery and Research,14(1) </text:p>
          </table:table-cell>
          <table:table-cell office:value-type="string" calcext:value-type="string">
            <text:p>Nepali-adaptation-spadi</text:p>
          </table:table-cell>
          <table:table-cell office:value-type="string" calcext:value-type="string">
            <text:p>10.1186/s13018-019-1285-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arcopenic obesity is more prevalent in osteoarthritis than rheumatoid arthritis: are different processes involved?</text:p>
          </table:table-cell>
          <table:table-cell office:value-type="string" calcext:value-type="string">
            <text:p>Rheumatology (Oxford, England)</text:p>
          </table:table-cell>
          <table:table-cell/>
          <table:table-cell office:value-type="string" calcext:value-type="string">
            <text:p>Vlietstra, L., Meredith-Jones, K., Stebbings, S. and 3 more (...) (2017).Sarcopenic obesity is more prevalent in osteoarthritis than rheumatoid arthritis: are different processes involved?. Rheumatology (Oxford, England),56(10) 1816-1818</text:p>
          </table:table-cell>
          <table:table-cell office:value-type="string" calcext:value-type="string">
            <text:p>Obesity-oa-rheumatoid-arthritis</text:p>
          </table:table-cell>
          <table:table-cell office:value-type="string" calcext:value-type="string">
            <text:p>10.1093/rheumatology/kex30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ssociations between Health Assessment Questionnaire Disability Index and physical performance in rheumatoid arthritis and osteoarthritis</text:p>
          </table:table-cell>
          <table:table-cell office:value-type="string" calcext:value-type="string">
            <text:p>International Journal of Rheumatic Diseases</text:p>
          </table:table-cell>
          <table:table-cell/>
          <table:table-cell office:value-type="string" calcext:value-type="string">
            <text:p>Douglas-Withers, J., McCulloch, K., Waters, D. and 6 more (...) (2019).Associations between Health Assessment Questionnaire Disability Index and physical performance in rheumatoid arthritis and osteoarthritis. International Journal of Rheumatic Diseases,22(3) 417-424</text:p>
          </table:table-cell>
          <table:table-cell office:value-type="string" calcext:value-type="string">
            <text:p>Haq-index-physical-performance</text:p>
          </table:table-cell>
          <table:table-cell office:value-type="string" calcext:value-type="string">
            <text:p>10.1111/1756-185X.1346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he projected burden of knee osteoarthritis in New Zealand: healthcare expenditure and total joint replacement provision</text:p>
          </table:table-cell>
          <table:table-cell office:value-type="string" calcext:value-type="string">
            <text:p>The New Zealand medical journal</text:p>
          </table:table-cell>
          <table:table-cell/>
          <table:table-cell office:value-type="string" calcext:value-type="string">
            <text:p>Wilson, R., Abbott, J.H. (2019).The projected burden of knee osteoarthritis in New Zealand: healthcare expenditure and total joint replacement provision. The New Zealand medical journal,132(1503) 53-65</text:p>
          </table:table-cell>
          <table:table-cell office:value-type="string" calcext:value-type="string">
            <text:p>Projected-burden-knee-oa-nz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tate of clinical pain research in Nepal: A systematic scoping review</text:p>
          </table:table-cell>
          <table:table-cell office:value-type="string" calcext:value-type="string">
            <text:p>Pain Reports</text:p>
          </table:table-cell>
          <table:table-cell/>
          <table:table-cell office:value-type="string" calcext:value-type="string">
            <text:p>Sharma, S., Jensen, M.P., Pathak, A. and 3 more (...) (2019).State of clinical pain research in Nepal: A systematic scoping review. Pain Reports,4(6) </text:p>
          </table:table-cell>
          <table:table-cell office:value-type="string" calcext:value-type="string">
            <text:p>Clinical-pain-research-nepal-scoping-review</text:p>
          </table:table-cell>
          <table:table-cell office:value-type="string" calcext:value-type="string">
            <text:p>10.1097/PR9.000000000000078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Long-term opioid medication use before and after joint replacement surgery in New Zealand</text:p>
          </table:table-cell>
          <table:table-cell office:value-type="string" calcext:value-type="string">
            <text:p>The New Zealand medical journal</text:p>
          </table:table-cell>
          <table:table-cell/>
          <table:table-cell office:value-type="string" calcext:value-type="string">
            <text:p>Wilson, R., Pryymachenko, Y., Audas, R. and 1 more (...) (2019).Long-term opioid medication use before and after joint replacement surgery in New Zealand. The New Zealand medical journal,132(1507) 33-47</text:p>
          </table:table-cell>
          <table:table-cell office:value-type="string" calcext:value-type="string">
            <text:p>Opioid-use-joint-replacement-surgery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ranslation, cross-cultural adaptation, and measurement properties of the Nepali version of the central sensitization inventory (CSI)</text:p>
          </table:table-cell>
          <table:table-cell office:value-type="string" calcext:value-type="string">
            <text:p>BMC Neurology</text:p>
          </table:table-cell>
          <table:table-cell/>
          <table:table-cell office:value-type="string" calcext:value-type="string">
            <text:p>Sharma, S., Jha, J., Pathak, A. and 1 more (...) (2020).Translation, cross-cultural adaptation, and measurement properties of the Nepali version of the central sensitization inventory (CSI). BMC Neurology,20(1) </text:p>
          </table:table-cell>
          <table:table-cell office:value-type="string" calcext:value-type="string">
            <text:p>Adaptation-nepali-csi</text:p>
          </table:table-cell>
          <table:table-cell office:value-type="string" calcext:value-type="string">
            <text:p>10.1186/s12883-020-01867-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he Relationship Between Preoperative Oxford Hip and Knee Score and Change in Health-Related Quality of Life After Total Hip and Total Knee Arthroplasty: Can It Help Inform Rationing Decisions?</text:p>
          </table:table-cell>
          <table:table-cell office:value-type="string" calcext:value-type="string">
            <text:p>Arthroplasty Today</text:p>
          </table:table-cell>
          <table:table-cell/>
          <table:table-cell office:value-type="string" calcext:value-type="string">
            <text:p>Gwynne-Jones, D.P., Sullivan, T., Wilson, R. and 1 more (...) (2020).The Relationship Between Preoperative Oxford Hip and Knee Score and Change in Health-Related Quality of Life After Total Hip and Total Knee Arthroplasty: Can It Help Inform Rationing Decisions?. Arthroplasty Today,6(3) 585-589.e1</text:p>
          </table:table-cell>
          <table:table-cell office:value-type="string" calcext:value-type="string">
            <text:p>Preoperative-oxford-score-hrqol-arthroplasty</text:p>
          </table:table-cell>
          <table:table-cell office:value-type="string" calcext:value-type="string">
            <text:p>10.1016/j.artd.2020.04.00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he Outcomes of Nonoperative Management of Patients With Hip and Knee Osteoarthritis Triaged to a Physiotherapy-Led Clinic at Minimum 5-Year Follow-Up and Factors Associated With Progression to Surgery</text:p>
          </table:table-cell>
          <table:table-cell office:value-type="string" calcext:value-type="string">
            <text:p>Journal of Arthroplasty</text:p>
          </table:table-cell>
          <table:table-cell/>
          <table:table-cell office:value-type="string" calcext:value-type="string">
            <text:p>Gwynne-Jones, J.H., Wilson, R.A., Wong, J.M.Y. and 2 more (...) (2020).The Outcomes of Nonoperative Management of Patients With Hip and Knee Osteoarthritis Triaged to a Physiotherapy-Led Clinic at Minimum 5-Year Follow-Up and Factors Associated With Progression to Surgery. Journal of Arthroplasty,35(6) 1497-1503</text:p>
          </table:table-cell>
          <table:table-cell office:value-type="string" calcext:value-type="string">
            <text:p>Oucomes-non-operative-management-oa</text:p>
          </table:table-cell>
          <table:table-cell office:value-type="string" calcext:value-type="string">
            <text:p>10.1016/j.arth.2020.01.08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valuation of Digital Technologies Tailored to Support Young People’s Self-Management of Musculoskeletal Pain: Mixed Methods Study</text:p>
          </table:table-cell>
          <table:table-cell office:value-type="string" calcext:value-type="string">
            <text:p>Journal of Medical Internet Research</text:p>
          </table:table-cell>
          <table:table-cell/>
          <table:table-cell office:value-type="string" calcext:value-type="string">
            <text:p>Slater, H., Stinson, J.N., Jordan, J.E. and 6 more (...) (2020).Evaluation of Digital Technologies Tailored to Support Young People’s Self-Management of Musculoskeletal Pain: Mixed Methods Study. Journal of Medical Internet Research,22(6) </text:p>
          </table:table-cell>
          <table:table-cell office:value-type="string" calcext:value-type="string">
            <text:p>Digital-technologies-self-management-pain</text:p>
          </table:table-cell>
          <table:table-cell office:value-type="string" calcext:value-type="string">
            <text:p>10.2196/1831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rimary care for low back pain: We don't know the half of it</text:p>
          </table:table-cell>
          <table:table-cell office:value-type="string" calcext:value-type="string">
            <text:p>Pain</text:p>
          </table:table-cell>
          <table:table-cell/>
          <table:table-cell office:value-type="string" calcext:value-type="string">
            <text:p>Croft, P., Sharma, S., Foster, N.E. (2020).Primary care for low back pain: We don't know the half of it. Pain,161(4) 663-665</text:p>
          </table:table-cell>
          <table:table-cell office:value-type="string" calcext:value-type="string">
            <text:p>Primary-care-lbp</text:p>
          </table:table-cell>
          <table:table-cell office:value-type="string" calcext:value-type="string">
            <text:p>10.1097/j.pain.000000000000175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he Functional Outcomes of Patients With Knee Osteoarthritis Managed Nonoperatively at the Joint Clinic at 5-Year Follow-Up: Does Surgical Avoidance Mean Success?</text:p>
          </table:table-cell>
          <table:table-cell office:value-type="string" calcext:value-type="string">
            <text:p>Journal of Arthroplasty</text:p>
          </table:table-cell>
          <table:table-cell/>
          <table:table-cell office:value-type="string" calcext:value-type="string">
            <text:p>Gwynne-Jones, D.P., Gwynne-Jones, J.H., Wilson, R.A. (2020).The Functional Outcomes of Patients With Knee Osteoarthritis Managed Nonoperatively at the Joint Clinic at 5-Year Follow-Up: Does Surgical Avoidance Mean Success?. Journal of Arthroplasty,35(9) 2350-2356.e1</text:p>
          </table:table-cell>
          <table:table-cell office:value-type="string" calcext:value-type="string">
            <text:p>Outcomes-knee-oa-surgical-avoidance</text:p>
          </table:table-cell>
          <table:table-cell office:value-type="string" calcext:value-type="string">
            <text:p>10.1016/j.arth.2020.04.08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ocioeconomic factors, psychological factors, and function in adults with chronic musculoskeletal pain from rural Nepal</text:p>
          </table:table-cell>
          <table:table-cell office:value-type="string" calcext:value-type="string">
            <text:p>Journal of Pain Research</text:p>
          </table:table-cell>
          <table:table-cell/>
          <table:table-cell office:value-type="string" calcext:value-type="string">
            <text:p>Sharma, S., Pathak, A., Jha, J. and 1 more (...) (2018).Socioeconomic factors, psychological factors, and function in adults with chronic musculoskeletal pain from rural Nepal. Journal of Pain Research,112385-2396</text:p>
          </table:table-cell>
          <table:table-cell office:value-type="string" calcext:value-type="string">
            <text:p>Chronic-musculoskeletal-pain-rural-nepal</text:p>
          </table:table-cell>
          <table:table-cell office:value-type="string" calcext:value-type="string">
            <text:p>10.2147/JPR.S17385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he Fear Reduction Exercised Early (FREE) approach to low back pain: Study protocol for a randomised controlled trial</text:p>
          </table:table-cell>
          <table:table-cell office:value-type="string" calcext:value-type="string">
            <text:p>Trials</text:p>
          </table:table-cell>
          <table:table-cell/>
          <table:table-cell office:value-type="string" calcext:value-type="string">
            <text:p>Darlow, B., Stanley, J., Dean, S. and 4 more (...) (2017).The Fear Reduction Exercised Early (FREE) approach to low back pain: Study protocol for a randomised controlled trial. Trials,18(1) </text:p>
          </table:table-cell>
          <table:table-cell office:value-type="string" calcext:value-type="string">
            <text:p>Free-rct-protocol</text:p>
          </table:table-cell>
          <table:table-cell office:value-type="string" calcext:value-type="string">
            <text:p>10.1186/s13063-017-2225-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mplementing models of care for musculoskeletal conditions in health systems to support value-based care</text:p>
          </table:table-cell>
          <table:table-cell office:value-type="string" calcext:value-type="string">
            <text:p>Best Practice and Research: Clinical Rheumatology</text:p>
          </table:table-cell>
          <table:table-cell/>
          <table:table-cell office:value-type="string" calcext:value-type="string">
            <text:p>Speerin, R., Needs, C., Chua, J. and 4 more (...) (2020).Implementing models of care for musculoskeletal conditions in health systems to support value-based care. Best Practice and Research: Clinical Rheumatology,34(5) </text:p>
          </table:table-cell>
          <table:table-cell office:value-type="string" calcext:value-type="string">
            <text:p>Implementing-models-of-care-musculoskeletal-conditions</text:p>
          </table:table-cell>
          <table:table-cell office:value-type="string" calcext:value-type="string">
            <text:p>10.1016/j.berh.2020.10154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Risk Factors for Chronic Opioid Use Following Hip and Knee Arthroplasty: Evidence from New Zealand Population Data</text:p>
          </table:table-cell>
          <table:table-cell office:value-type="string" calcext:value-type="string">
            <text:p>Journal of Arthroplasty</text:p>
          </table:table-cell>
          <table:table-cell/>
          <table:table-cell office:value-type="string" calcext:value-type="string">
            <text:p>Pryymachenko, Y., Wilson, R.A., Abbott, J.H. and 2 more (...) (2020).Risk Factors for Chronic Opioid Use Following Hip and Knee Arthroplasty: Evidence from New Zealand Population Data. Journal of Arthroplasty,35(11) 3099-3107.e14</text:p>
          </table:table-cell>
          <table:table-cell office:value-type="string" calcext:value-type="string">
            <text:p>Risk-factors-chronic-opioid-use</text:p>
          </table:table-cell>
          <table:table-cell office:value-type="string" calcext:value-type="string">
            <text:p>10.1016/j.arth.2020.06.04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Development and validation of a new population-based simulation model of osteoarthritis in New Zealand</text:p>
          </table:table-cell>
          <table:table-cell office:value-type="string" calcext:value-type="string">
            <text:p>Osteoarthritis and Cartilage</text:p>
          </table:table-cell>
          <table:table-cell/>
          <table:table-cell office:value-type="string" calcext:value-type="string">
            <text:p>Wilson, R., Abbott, J.H. (2018).Development and validation of a new population-based simulation model of osteoarthritis in New Zealand. Osteoarthritis and Cartilage,26(4) 531-539</text:p>
          </table:table-cell>
          <table:table-cell office:value-type="string" calcext:value-type="string">
            <text:p>Development-nzmoa-model</text:p>
          </table:table-cell>
          <table:table-cell office:value-type="string" calcext:value-type="string">
            <text:p>10.1016/j.joca.2018.01.00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rocess evaluation of complex interventions tested in randomised controlled trials in musculoskeletal disorders: A systematic review protocol</text:p>
          </table:table-cell>
          <table:table-cell office:value-type="string" calcext:value-type="string">
            <text:p>BMJ Open</text:p>
          </table:table-cell>
          <table:table-cell/>
          <table:table-cell office:value-type="string" calcext:value-type="string">
            <text:p>Ribeiro, D.C., Abbott, J.H., Sharma, S. and 1 more (...) (2019).Process evaluation of complex interventions tested in randomised controlled trials in musculoskeletal disorders: A systematic review protocol. BMJ Open,9(5) </text:p>
          </table:table-cell>
          <table:table-cell office:value-type="string" calcext:value-type="string">
            <text:p>Process-evaluation-systematic-review-protocol</text:p>
          </table:table-cell>
          <table:table-cell office:value-type="string" calcext:value-type="string">
            <text:p>10.1136/bmjopen-2018-02816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Opioid Use and Total Joint Replacement</text:p>
          </table:table-cell>
          <table:table-cell office:value-type="string" calcext:value-type="string">
            <text:p>Current Rheumatology Reports</text:p>
          </table:table-cell>
          <table:table-cell/>
          <table:table-cell office:value-type="string" calcext:value-type="string">
            <text:p>Shadbolt, C., Schilling, C., Inacio, M.C. and 5 more (...) (2020).Opioid Use and Total Joint Replacement. Current Rheumatology Reports,22(10) </text:p>
          </table:table-cell>
          <table:table-cell office:value-type="string" calcext:value-type="string">
            <text:p>Opioid-use-tjr</text:p>
          </table:table-cell>
          <table:table-cell office:value-type="string" calcext:value-type="string">
            <text:p>10.1007/s11926-020-00929-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hysiotherapists’ attitudes towards and challenges of working in a referral-based practice setting–a systematic scoping review</text:p>
          </table:table-cell>
          <table:table-cell office:value-type="string" calcext:value-type="string">
            <text:p>European Journal of Physiotherapy</text:p>
          </table:table-cell>
          <table:table-cell/>
          <table:table-cell office:value-type="string" calcext:value-type="string">
            <text:p>Lim, W.S., Sharma, S., Devan, H. (2020).Physiotherapists’ attitudes towards and challenges of working in a referral-based practice setting–a systematic scoping review. European Journal of Physiotherapy,</text:p>
          </table:table-cell>
          <table:table-cell office:value-type="string" calcext:value-type="string">
            <text:p>Physioherapists-attitudes-scoping-review</text:p>
          </table:table-cell>
          <table:table-cell office:value-type="string" calcext:value-type="string">
            <text:p>10.1080/21679169.2020.173974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ssessing implementation readiness and success of an e-resource to improve prelicensure physical therapy workforce capacity to manage rheumatoid arthritis</text:p>
          </table:table-cell>
          <table:table-cell office:value-type="string" calcext:value-type="string">
            <text:p>Journal of Orthopaedic and Sports Physical Therapy</text:p>
          </table:table-cell>
          <table:table-cell/>
          <table:table-cell office:value-type="string" calcext:value-type="string">
            <text:p>Fary, R.E., Slater, H., Jordan, J.E. and 4 more (...) (2017).Assessing implementation readiness and success of an e-resource to improve prelicensure physical therapy workforce capacity to manage rheumatoid arthritis. Journal of Orthopaedic and Sports Physical Therapy,47(9) 652-663</text:p>
          </table:table-cell>
          <table:table-cell office:value-type="string" calcext:value-type="string">
            <text:p>E-resource-improve-physical-therapy-workforce-capacity</text:p>
          </table:table-cell>
          <table:table-cell office:value-type="string" calcext:value-type="string">
            <text:p>10.2519/jospt.2017.728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nternet-delivered exercise and pain-coping skills training for chronic knee pain</text:p>
          </table:table-cell>
          <table:table-cell office:value-type="string" calcext:value-type="string">
            <text:p>Annals of Internal Medicine</text:p>
          </table:table-cell>
          <table:table-cell/>
          <table:table-cell office:value-type="string" calcext:value-type="string">
            <text:p>Bennell, K.L., Nelligan, R., Dobson, F. and 8 more (...) (2017).Internet-delivered exercise and pain-coping skills training for chronic knee pain. Annals of Internal Medicine,166(7) </text:p>
          </table:table-cell>
          <table:table-cell office:value-type="string" calcext:value-type="string">
            <text:p>Internet-delivered-exercise-chronic-knee-pain</text:p>
          </table:table-cell>
          <table:table-cell office:value-type="string" calcext:value-type="string">
            <text:p>10.7326/P17-903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ffectiveness of extrinsic feedback for management of non-specific low back pain: A systematic review protocol</text:p>
          </table:table-cell>
          <table:table-cell office:value-type="string" calcext:value-type="string">
            <text:p>BMJ Open</text:p>
          </table:table-cell>
          <table:table-cell/>
          <table:table-cell office:value-type="string" calcext:value-type="string">
            <text:p>Ribeiro, D.C., Mcznik, A.K., Milosavljevic, S. and 1 more (...) (2018).Effectiveness of extrinsic feedback for management of non-specific low back pain: A systematic review protocol. BMJ Open,8(5) </text:p>
          </table:table-cell>
          <table:table-cell office:value-type="string" calcext:value-type="string">
            <text:p>Extrinsic-feedback-management-lbp</text:p>
          </table:table-cell>
          <table:table-cell office:value-type="string" calcext:value-type="string">
            <text:p>10.1136/bmjopen-2017-02125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nter-rater reliability of Timed Up and Go test in older adults measured by physiotherapist and caregivers</text:p>
          </table:table-cell>
          <table:table-cell office:value-type="string" calcext:value-type="string">
            <text:p>European Journal of Physiotherapy</text:p>
          </table:table-cell>
          <table:table-cell/>
          <table:table-cell office:value-type="string" calcext:value-type="string">
            <text:p>Nepal, G.M., Basaula, M., Sharma, S. (2020).Inter-rater reliability of Timed Up and Go test in older adults measured by physiotherapist and caregivers. European Journal of Physiotherapy,22(6) 325-331</text:p>
          </table:table-cell>
          <table:table-cell office:value-type="string" calcext:value-type="string">
            <text:p>Reliability-tug-test-older-adults</text:p>
          </table:table-cell>
          <table:table-cell office:value-type="string" calcext:value-type="string">
            <text:p>10.1080/21679169.2019.162331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ffectiveness of a tailored rehabilitation versus standard strengthening programme for patients with shoulder pain: A protocol for a feasibility randomised controlled trial (the Otago MASTER trial)</text:p>
          </table:table-cell>
          <table:table-cell office:value-type="string" calcext:value-type="string">
            <text:p>BMJ Open</text:p>
          </table:table-cell>
          <table:table-cell/>
          <table:table-cell office:value-type="string" calcext:value-type="string">
            <text:p>Ribeiro, D.C., Jafarian Tangrood, Z., Sole, G. and 1 more (...) (2019).Effectiveness of a tailored rehabilitation versus standard strengthening programme for patients with shoulder pain: A protocol for a feasibility randomised controlled trial (the Otago MASTER trial). BMJ Open,9(7) </text:p>
          </table:table-cell>
          <table:table-cell office:value-type="string" calcext:value-type="string">
            <text:p>Master-feasibility-trial-protocol</text:p>
          </table:table-cell>
          <table:table-cell office:value-type="string" calcext:value-type="string">
            <text:p>10.1136/bmjopen-2018-02826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ffectiveness of a lumbopelvic monitor and feedback device to change postural behaviour: The ELF cluster randomised controlled trial</text:p>
          </table:table-cell>
          <table:table-cell office:value-type="string" calcext:value-type="string">
            <text:p>Occupational and Environmental Medicine</text:p>
          </table:table-cell>
          <table:table-cell/>
          <table:table-cell office:value-type="string" calcext:value-type="string">
            <text:p>Ribeiro, D.C., Milosavljevic, S., Terry, J. and 1 more (...) (2020).Effectiveness of a lumbopelvic monitor and feedback device to change postural behaviour: The ELF cluster randomised controlled trial. Occupational and Environmental Medicine,77(7) 462-469</text:p>
          </table:table-cell>
          <table:table-cell office:value-type="string" calcext:value-type="string">
            <text:p>Elf-cluster-rct</text:p>
          </table:table-cell>
          <table:table-cell office:value-type="string" calcext:value-type="string">
            <text:p>10.1136/oemed-2019-10629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ational Referral Prioritization tool for first specialist assessment: results of a pilot study in orthopaedic surgery</text:p>
          </table:table-cell>
          <table:table-cell office:value-type="string" calcext:value-type="string">
            <text:p>ANZ Journal of Surgery</text:p>
          </table:table-cell>
          <table:table-cell/>
          <table:table-cell office:value-type="string" calcext:value-type="string">
            <text:p>Gwynne-Jones, D.P., Wilson, R., McEwan, C. (2020).National Referral Prioritization tool for first specialist assessment: results of a pilot study in orthopaedic surgery. ANZ Journal of Surgery,90(9) 1738-1742</text:p>
          </table:table-cell>
          <table:table-cell office:value-type="string" calcext:value-type="string">
            <text:p>Prioritisation-tool-first-specialist-appointment</text:p>
          </table:table-cell>
          <table:table-cell office:value-type="string" calcext:value-type="string">
            <text:p>10.1111/ans.16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07T18:09:03.828183428</dc:date>
    <meta:editing-duration>PT51M58S</meta:editing-duration>
    <meta:editing-cycles>5</meta:editing-cycles>
    <meta:generator>LibreOffice/7.1.3.2$Linux_X86_64 LibreOffice_project/10$Build-2</meta:generator>
    <meta:document-statistic meta:table-count="1" meta:cell-count="371" meta:object-count="0"/>
  </office:meta>
</office:document-meta>
</file>